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d0b" officeooo:paragraph-rsid="00115d0b"/>
    </style:style>
    <style:style style:name="T1" style:family="text">
      <style:text-properties officeooo:rsid="00115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k::public Stack&lt;Card&gt;</text:p>
      <text:p text:style-name="Standard"/>
      <text:p text:style-name="Standard">// <text:span text:style-name="T1">get random number between 1 &amp; 8</text:span></text:p>
      <text:p text:style-name="Standard"/>
      <text:p text:style-name="Standard">// <text:span text:style-name="T1">Build stack A, size 22 + rand #</text:span></text:p>
      <text:p text:style-name="P1">satck &lt;card&gt; pileA;</text:p>
      <text:p text:style-name="P1">for (22 + rand)</text:p>
      <text:p text:style-name="P1">{</text:p>
      <text:p text:style-name="P1">pileA.push(this→pop());</text:p>
      <text:p text:style-name="P1">}</text:p>
      <text:p text:style-name="P1">//build stack B, size 22 + (8-rand)</text:p>
      <text:p text:style-name="P1">stack &lt;cards&gt; pileB;</text:p>
      <text:p text:style-name="P1">while (this-&gt;isEmpty()==false)</text:p>
      <text:p text:style-name="P1">{</text:p>
      <text:p text:style-name="P1">pileB.push(this-&gt;pop());</text:p>
      <text:p text:style-name="P1">}</text:p>
      <text:p text:style-name="P1"/>
      <text:p text:style-name="P1">// Merge stacks</text:p>
      <text:p text:style-name="P1">// pop from pile A</text:p>
      <text:p text:style-name="P1">if(!pileA.isEmpty())</text:p>
      <text:p text:style-name="P1">Card tempA = pileA.pop();</text:p>
      <text:p text:style-name="P1">this-&gt;push(tempA);</text:p>
      <text:p text:style-name="P1">// pop from pileB</text:p>
      <text:p text:style-name="P1">if(!pileB.isEmpty())</text:p>
      <text:p text:style-name="P1">Card tempB = pileB.pop();</text:p>
      <text:p text:style-name="P1">this-&gt;push(tempB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12:01.036932764</meta:creation-date>
    <dc:date>2018-03-19T11:19:00.910067220</dc:date>
    <meta:editing-duration>PT7M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68" meta:character-count="438" meta:non-whitespace-character-count="393"/>
  </office:meta>
</office:document-meta>
</file>